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0c3" officeooo:paragraph-rsid="0017cab9"/>
    </style:style>
    <style:style style:name="T1" style:family="text">
      <style:text-properties officeooo:rsid="0017c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vaasdasd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regazzi</meta:initial-creator>
    <meta:creation-date>2012-12-20T12:21:41</meta:creation-date>
    <dc:date>2012-12-20T12:39:07</dc:date>
    <dc:creator>luca regazzi</dc:creator>
    <meta:editing-duration>PT7S</meta:editing-duration>
    <meta:editing-cycles>3</meta:editing-cycles>
    <meta:generator>LibreOffice/3.6$Linux_x86 LibreOffice_project/360m1$Build-10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